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line-height-at-least="0.503cm"/>
      <style:text-properties style:use-window-font-color="true" style:font-name="Liberation Serif" fo:font-size="11pt" fo:font-weight="normal" fo:background-color="transparent" style:font-size-asian="11pt" style:font-size-complex="11pt"/>
    </style:style>
    <style:style style:name="P3" style:family="paragraph" style:parent-style-name="Standard">
      <style:text-properties style:use-window-font-color="true" style:font-name="Liberation Serif" fo:font-size="11pt" fo:font-weight="normal" officeooo:rsid="000ee9ac" officeooo:paragraph-rsid="000ee9ac" fo:background-color="transparent" style:font-size-asian="11pt" style:font-size-complex="11pt"/>
    </style:style>
    <style:style style:name="P4" style:family="paragraph" style:parent-style-name="Standard">
      <style:text-properties style:use-window-font-color="true" style:font-name="Liberation Serif" fo:font-size="11pt" fo:background-color="transparent" style:font-size-asian="11pt" style:font-size-complex="11pt"/>
    </style:style>
    <style:style style:name="P5" style:family="paragraph" style:parent-style-name="Standard">
      <style:paragraph-properties style:line-height-at-least="0.503cm"/>
      <style:text-properties style:use-window-font-color="true" style:font-name="Liberation Serif" fo:font-size="11pt" fo:background-color="transparent" style:font-size-asian="11pt" style:font-size-complex="11pt"/>
    </style:style>
    <style:style style:name="P6" style:family="paragraph" style:parent-style-name="Standard">
      <style:text-properties style:use-window-font-color="true" style:font-name="Liberation Serif" fo:font-size="11pt" officeooo:rsid="000ee9ac" officeooo:paragraph-rsid="000ee9ac" fo:background-color="transparent" style:font-size-asian="11pt" style:font-size-complex="11pt"/>
    </style:style>
    <style:style style:name="P7" style:family="paragraph" style:parent-style-name="Standard">
      <style:paragraph-properties fo:break-before="page"/>
      <style:text-properties style:use-window-font-color="true" style:font-name="Liberation Serif" fo:font-size="11pt" officeooo:rsid="000ee9ac" officeooo:paragraph-rsid="000ee9ac" fo:background-color="transparent" style:font-size-asian="11pt" style:font-size-complex="11pt"/>
    </style:style>
    <style:style style:name="P8" style:family="paragraph" style:parent-style-name="Standard">
      <style:paragraph-properties fo:break-before="page"/>
      <style:text-properties style:use-window-font-color="true" style:font-name="Liberation Serif" fo:font-size="11pt" fo:font-weight="bold" officeooo:rsid="000ee9ac" officeooo:paragraph-rsid="000ee9ac" fo:background-color="transparent" style:font-size-asian="11pt" style:font-weight-asian="bold" style:font-size-complex="11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*!50003 CREATE*/ /*!50003 TRIGGER karnaverde_monjas2.trigger_5</text:p>
      <text:p text:style-name="P2">AFTER UPDATE ON karnaverde_monjas2._5</text:p>
      <text:p text:style-name="P2">FOR EACH ROW</text:p>
      <text:p text:style-name="P2">BEGIN</text:p>
      <text:p text:style-name="P5"/>
      <text:p text:style-name="P2">DECLARE v_valor text;</text:p>
      <text:p text:style-name="P5"/>
      <text:p text:style-name="P2">CASE </text:p>
      <text:p text:style-name="P2">WHEN NEW.codigoborna = 0 THEN</text:p>
      <text:p text:style-name="P2">SELECT valor</text:p>
      <text:p text:style-name="P2">INTO v_valor</text:p>
      <text:p text:style-name="P2">FROM karnaverde_monjas2._5</text:p>
      <text:p text:style-name="P2">WHERE tipotcaso = 'estado' AND codigoborna=0;</text:p>
      <text:p text:style-name="P2">IF v_valor &gt; 0 THEN</text:p>
      <text:p text:style-name="P2">UPDATE karnaverde_monjas2.ambiente </text:p>
      <text:p text:style-name="P2">SET co2 = v_valor</text:p>
      <text:p text:style-name="P2">WHERE id = '1';</text:p>
      <text:p text:style-name="P2">END IF;</text:p>
      <text:p text:style-name="P2">WHEN NEW.codigoborna = 1 THEN</text:p>
      <text:p text:style-name="P2">SELECT valor</text:p>
      <text:p text:style-name="P2">INTO v_valor</text:p>
      <text:p text:style-name="P2">FROM karnaverde_monjas2._5</text:p>
      <text:p text:style-name="P2">WHERE tipotcaso = 'estado' AND codigoborna=1;</text:p>
      <text:p text:style-name="P2">IF v_valor &gt; 0 THEN</text:p>
      <text:p text:style-name="P2">UPDATE karnaverde_monjas2.ambiente </text:p>
      <text:p text:style-name="P2">SET temperatura = v_valor</text:p>
      <text:p text:style-name="P2">WHERE id = '1';</text:p>
      <text:p text:style-name="P2">END IF;</text:p>
      <text:p text:style-name="P2">WHEN NEW.codigoborna = 2 THEN</text:p>
      <text:p text:style-name="P2">SELECT valor</text:p>
      <text:p text:style-name="P2">INTO v_valor</text:p>
      <text:p text:style-name="P2">FROM karnaverde_monjas2._5</text:p>
      <text:p text:style-name="P2">WHERE tipotcaso = 'estado' AND codigoborna=2;</text:p>
      <text:p text:style-name="P2">IF v_valor &gt; 0 THEN</text:p>
      <text:p text:style-name="P2">UPDATE karnaverde_monjas2.ambiente </text:p>
      <text:p text:style-name="P2">SET humedad = v_valor</text:p>
      <text:p text:style-name="P2">WHERE id = '1';</text:p>
      <text:p text:style-name="P2">END IF; </text:p>
      <text:p text:style-name="P2">WHEN NEW.codigoborna = 4 THEN</text:p>
      <text:p text:style-name="P2">SELECT valor</text:p>
      <text:p text:style-name="P2">INTO v_valor</text:p>
      <text:p text:style-name="P2">FROM karnaverde_monjas2._5</text:p>
      <text:p text:style-name="P2">WHERE tipotcaso = 'estado' AND codigoborna=4;</text:p>
      <text:p text:style-name="P2">IF v_valor &gt; 0 THEN</text:p>
      <text:p text:style-name="P2">UPDATE karnaverde_monjas2.ambiente </text:p>
      <text:p text:style-name="P2">SET temperatura = v_valor</text:p>
      <text:p text:style-name="P2">WHERE id = '2';</text:p>
      <text:p text:style-name="P2">END IF;</text:p>
      <text:p text:style-name="P2">WHEN NEW.codigoborna = 5 THEN</text:p>
      <text:p text:style-name="P2">SELECT valor</text:p>
      <text:p text:style-name="P2">INTO v_valor</text:p>
      <text:p text:style-name="P2"><text:soft-page-break/>FROM karnaverde_monjas2._5</text:p>
      <text:p text:style-name="P2">WHERE tipotcaso = 'estado' AND codigoborna=5;</text:p>
      <text:p text:style-name="P2">IF v_valor &gt; 0 THEN</text:p>
      <text:p text:style-name="P2">UPDATE karnaverde_monjas2.ambiente </text:p>
      <text:p text:style-name="P2">SET humedad = v_valor</text:p>
      <text:p text:style-name="P2">WHERE id = '2';</text:p>
      <text:p text:style-name="P2">END IF;</text:p>
      <text:p text:style-name="P2">ELSE </text:p>
      <text:p text:style-name="P2">BEGIN</text:p>
      <text:p text:style-name="P2">END;</text:p>
      <text:p text:style-name="P2">END CASE;</text:p>
      <text:p text:style-name="P2">END */;;</text:p>
      <text:p text:style-name="P2">DELIMITER ;</text:p>
      <text:p text:style-name="P4"/>
      <text:p text:style-name="P8">TRIGGER LUCES INTENSIDAD</text:p>
      <text:p text:style-name="P6"/>
      <text:p text:style-name="P6"/>
      <text:p text:style-name="P3">/*!50003 CREATE*/ /*!50003 TRIGGER karnaverde_hazard.trigger_6</text:p>
      <text:p text:style-name="P2">AFTER UPDATE ON karnaverde_hazard._6</text:p>
      <text:p text:style-name="P2">FOR EACH ROW</text:p>
      <text:p text:style-name="P2">BEGIN</text:p>
      <text:p text:style-name="P5"/>
      <text:p text:style-name="P2">DECLARE v_valor text;</text:p>
      <text:p text:style-name="P5"/>
      <text:p text:style-name="P2">SELECT valor</text:p>
      <text:p text:style-name="P2">INTO v_valor</text:p>
      <text:p text:style-name="P2">FROM karnaverde_hazard._6</text:p>
      <text:p text:style-name="P2">WHERE tipotcaso = 'estado' AND codigoborna=1;</text:p>
      <text:p text:style-name="P5"/>
      <text:p text:style-name="P2">IF v_valor &gt; 0 THEN</text:p>
      <text:p text:style-name="P2">UPDATE karnaverde_hazard.luces </text:p>
      <text:p text:style-name="P2">SET intensidad = v_valor</text:p>
      <text:p text:style-name="P2">WHERE id = '1';</text:p>
      <text:p text:style-name="P5"/>
      <text:p text:style-name="P2">UPDATE karnaverde_hazard.luces </text:p>
      <text:p text:style-name="P2">SET estado = 1</text:p>
      <text:p text:style-name="P2">WHERE id = '1';</text:p>
      <text:p text:style-name="P2">ELSE</text:p>
      <text:p text:style-name="P2">UPDATE karnaverde_hazard.luces </text:p>
      <text:p text:style-name="P2">SET estado = 0</text:p>
      <text:p text:style-name="P2">WHERE id = '1';</text:p>
      <text:p text:style-name="P2">END IF;</text:p>
      <text:p text:style-name="P5"/>
      <text:p text:style-name="P2">END */;;</text:p>
      <text:p text:style-name="P2">DELIMITER ;</text:p>
      <text:p text:style-name="P6"/>
      <text:p text:style-name="P6"/>
      <text:p text:style-name="P6"/>
      <text:p text:style-name="P6"/>
      <text:p text:style-name="P8">TRIGGER LUCES INTENSIDAD COMPLETA</text:p>
      <text:p text:style-name="P6"/>
      <text:p text:style-name="P3">/*!50003 CREATE*/ /*!50003 TRIGGER karnaverde_hazard.trigger_8</text:p>
      <text:p text:style-name="P2">AFTER UPDATE ON karnaverde_hazard._8</text:p>
      <text:p text:style-name="P2">FOR EACH ROW</text:p>
      <text:p text:style-name="P2">BEGIN</text:p>
      <text:p text:style-name="P5"/>
      <text:p text:style-name="P2">DECLARE v_valor text;</text:p>
      <text:p text:style-name="P2">DECLARE v_rojo text;</text:p>
      <text:p text:style-name="P2">DECLARE v_verde text;</text:p>
      <text:p text:style-name="P2">DECLARE v_azul text;</text:p>
      <text:p text:style-name="P5"/>
      <text:p text:style-name="P2">CASE </text:p>
      <text:p text:style-name="P2">WHEN NEW.codigoborna = 1 THEN</text:p>
      <text:p text:style-name="P2">SELECT valor</text:p>
      <text:p text:style-name="P2">INTO v_valor</text:p>
      <text:p text:style-name="P2">FROM karnaverde_hazard._8</text:p>
      <text:p text:style-name="P2">WHERE tipotcaso = 'estado' AND codigoborna=1;</text:p>
      <text:p text:style-name="P5"/>
      <text:p text:style-name="P2">IF v_valor &gt; 0 THEN</text:p>
      <text:p text:style-name="P2">UPDATE karnaverde_hazard.luces </text:p>
      <text:p text:style-name="P2">SET intensidad = v_valor</text:p>
      <text:p text:style-name="P2">WHERE id = '4';</text:p>
      <text:p text:style-name="P5"/>
      <text:p text:style-name="P2">UPDATE karnaverde_hazard.luces </text:p>
      <text:p text:style-name="P2">SET estado = 1</text:p>
      <text:p text:style-name="P2">WHERE id = '4';</text:p>
      <text:p text:style-name="P2">ELSE</text:p>
      <text:p text:style-name="P2">UPDATE karnaverde_hazard.luces </text:p>
      <text:p text:style-name="P2">SET estado = 0</text:p>
      <text:p text:style-name="P2">WHERE id = '4';</text:p>
      <text:p text:style-name="P2">END IF; </text:p>
      <text:p text:style-name="P2">WHEN NEW.codigoborna = 3 THEN</text:p>
      <text:p text:style-name="P2">SELECT IFNULL(valor,255)</text:p>
      <text:p text:style-name="P2">INTO v_rojo</text:p>
      <text:p text:style-name="P2">FROM karnaverde_hazard._8</text:p>
      <text:p text:style-name="P2">WHERE tipotcaso = 'estado' AND codigoborna=3;</text:p>
      <text:p text:style-name="P5"/>
      <text:p text:style-name="P2">SELECT IFNULL(valor,255)</text:p>
      <text:p text:style-name="P2">INTO v_verde</text:p>
      <text:p text:style-name="P2">FROM karnaverde_hazard._9</text:p>
      <text:p text:style-name="P2">WHERE tipotcaso = 'estado' AND codigoborna=3;</text:p>
      <text:p text:style-name="P5"/>
      <text:p text:style-name="P2">SELECT IFNULL(valor,255)</text:p>
      <text:p text:style-name="P2">INTO v_azul</text:p>
      <text:p text:style-name="P2">FROM karnaverde_hazard._10</text:p>
      <text:p text:style-name="P2">WHERE tipotcaso = 'estado' AND codigoborna=3;</text:p>
      <text:p text:style-name="P5"/>
      <text:p text:style-name="P2">UPDATE karnaverde_hazard.luces </text:p>
      <text:p text:style-name="P2">SET rgb = CONCAT(v_rojo,"$",v_verde,"$",v_azul)</text:p>
      <text:p text:style-name="P2">WHERE id = '4';</text:p>
      <text:p text:style-name="P2"><text:soft-page-break/>ELSE </text:p>
      <text:p text:style-name="P2">BEGIN</text:p>
      <text:p text:style-name="P2">END;</text:p>
      <text:p text:style-name="P2">END CASE;</text:p>
      <text:p text:style-name="P2">END */;;</text:p>
      <text:p text:style-name="P2">DELIMITER ;</text:p>
      <text:p text:style-name="P6"/>
      <text:p text:style-name="P7">TRIGGER AMBIENTE</text:p>
      <text:p text:style-name="P6"/>
      <text:p text:style-name="P3">/*!50003 CREATE*/ /*!50003 TRIGGER karnaverde_hazard.trigger_4</text:p>
      <text:p text:style-name="P2">AFTER UPDATE ON karnaverde_hazard._4</text:p>
      <text:p text:style-name="P2">FOR EACH ROW</text:p>
      <text:p text:style-name="P2">BEGIN</text:p>
      <text:p text:style-name="P5"/>
      <text:p text:style-name="P2">DECLARE v_valor text;</text:p>
      <text:p text:style-name="P5"/>
      <text:p text:style-name="P2">CASE </text:p>
      <text:p text:style-name="P2">WHEN NEW.codigoborna = 0 THEN</text:p>
      <text:p text:style-name="P2">SELECT valor</text:p>
      <text:p text:style-name="P2">INTO v_valor</text:p>
      <text:p text:style-name="P2">FROM karnaverde_hazard._4</text:p>
      <text:p text:style-name="P2">WHERE tipotcaso = 'estado' AND codigoborna=0;</text:p>
      <text:p text:style-name="P2">IF v_valor &gt; 0 THEN</text:p>
      <text:p text:style-name="P2">UPDATE karnaverde_hazard.ambiente </text:p>
      <text:p text:style-name="P2">SET temperatura = v_valor</text:p>
      <text:p text:style-name="P2">WHERE id = '1';</text:p>
      <text:p text:style-name="P2">END IF;</text:p>
      <text:p text:style-name="P2">WHEN NEW.codigoborna = 1 THEN</text:p>
      <text:p text:style-name="P2">SELECT valor</text:p>
      <text:p text:style-name="P2">INTO v_valor</text:p>
      <text:p text:style-name="P2">FROM karnaverde_hazard._4</text:p>
      <text:p text:style-name="P2">WHERE tipotcaso = 'estado' AND codigoborna=1;</text:p>
      <text:p text:style-name="P2">IF v_valor &gt; 0 THEN</text:p>
      <text:p text:style-name="P2">UPDATE karnaverde_hazard.ambiente </text:p>
      <text:p text:style-name="P2">SET humedad = v_valor</text:p>
      <text:p text:style-name="P2">WHERE id = '1';</text:p>
      <text:p text:style-name="P2">END IF;</text:p>
      <text:p text:style-name="P2">WHEN NEW.codigoborna = 2 THEN</text:p>
      <text:p text:style-name="P2">SELECT valor</text:p>
      <text:p text:style-name="P2">INTO v_valor</text:p>
      <text:p text:style-name="P2">FROM karnaverde_hazard._4</text:p>
      <text:p text:style-name="P2">WHERE tipotcaso = 'estado' AND codigoborna=2;</text:p>
      <text:p text:style-name="P2">IF v_valor &gt; 0 THEN</text:p>
      <text:p text:style-name="P2">UPDATE karnaverde_hazard.ambiente </text:p>
      <text:p text:style-name="P2">SET temperatura = v_valor</text:p>
      <text:p text:style-name="P2">WHERE id = '2';</text:p>
      <text:p text:style-name="P2">END IF;</text:p>
      <text:p text:style-name="P2">WHEN NEW.codigoborna = 3 THEN</text:p>
      <text:p text:style-name="P2">SELECT valor</text:p>
      <text:p text:style-name="P2">INTO v_valor</text:p>
      <text:p text:style-name="P2">FROM karnaverde_hazard._4</text:p>
      <text:p text:style-name="P2">WHERE tipotcaso = 'estado' AND codigoborna=3;</text:p>
      <text:p text:style-name="P2">IF v_valor &gt; 0 THEN</text:p>
      <text:p text:style-name="P2">UPDATE karnaverde_hazard.ambiente </text:p>
      <text:p text:style-name="P2">SET humedad = v_valor</text:p>
      <text:p text:style-name="P2">WHERE id = '2';</text:p>
      <text:p text:style-name="P2">END IF;</text:p>
      <text:p text:style-name="P2">ELSE </text:p>
      <text:p text:style-name="P2"><text:soft-page-break/>BEGIN</text:p>
      <text:p text:style-name="P2">END;</text:p>
      <text:p text:style-name="P2">END CASE;</text:p>
      <text:p text:style-name="P2">END */;;</text:p>
      <text:p text:style-name="P5"/>
      <text:p text:style-name="P2">DELIMITER ;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376cm" fo:margin-bottom="1.62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1T11:14:32.924516378</meta:creation-date>
    <meta:print-date>2021-07-01T11:15:03.381570464</meta:print-date>
    <dc:date>2021-07-07T09:45:24.269925198</dc:date>
    <meta:editing-duration>PT1H56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7" meta:paragraph-count="189" meta:word-count="579" meta:character-count="3932" meta:non-whitespace-character-count="3518"/>
  </office:meta>
</office:document-meta>
</file>